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, 'Times New Roman'"/>
    <style:font-face style:name="Times New Roman1" svg:font-family="'Times New Roman'"/>
    <style:font-face style:name="TimesNewRoman" svg:font-family="TimesNewRoman" style:font-family-generic="roman"/>
    <style:font-face style:name="TimesNewRoman1" svg:font-family="TimesNewRoman, 'MS Mincho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3.393cm" fo:margin-left="4.387cm" table:align="left" style:writing-mode="lr-tb"/>
    </style:style>
    <style:style style:name="Table1.A" style:family="table-column">
      <style:table-column-properties style:column-width="4.337cm"/>
    </style:style>
    <style:style style:name="Table1.B" style:family="table-column">
      <style:table-column-properties style:column-width="9.05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cc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text-autospace="ideograph-alpha" style:writing-mode="lr-tb"/>
      <style:text-properties fo:color="#000000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color="#000000" fo:font-size="10.5pt" fo:font-weight="bold" style:font-size-asian="10.5pt" style:font-size-complex="10.5pt" style:font-weight-complex="bold"/>
    </style:style>
    <style:style style:name="P4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color="#000000" fo:font-size="10.5pt" style:font-size-asian="10.5pt" style:font-size-complex="10.5pt"/>
    </style:style>
    <style:style style:name="P5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color="#000000" fo:font-size="10.5pt" style:text-underline-style="none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style:text-autospace="ideograph-alpha" style:writing-mode="lr-tb"/>
      <style:text-properties fo:color="#000000"/>
    </style:style>
    <style:style style:name="P7" style:family="paragraph" style:parent-style-name="Standard">
      <style:paragraph-properties style:writing-mode="lr-tb"/>
      <style:text-properties fo:font-weight="bold" style:font-weight-complex="bold"/>
    </style:style>
    <style:style style:name="P8" style:family="paragraph" style:parent-style-name="Standard">
      <style:paragraph-properties style:text-autospace="ideograph-alpha" style:writing-mode="lr-tb"/>
      <style:text-properties fo:font-weight="bold" style:font-weight-complex="bold"/>
    </style:style>
    <style:style style:name="P9" style:family="paragraph" style:parent-style-name="Standard">
      <style:paragraph-properties style:text-autospace="ideograph-alpha" style:writing-mode="lr-tb"/>
    </style:style>
    <style:style style:name="P10" style:family="paragraph" style:parent-style-name="Standard">
      <style:paragraph-properties style:text-autospace="ideograph-alpha" style:writing-mode="lr-tb"/>
      <style:text-properties style:font-name-asian="TimesNewRoman1"/>
    </style:style>
    <style:style style:name="P11" style:family="paragraph" style:parent-style-name="Standard">
      <style:paragraph-properties style:writing-mode="lr-tb"/>
      <style:text-properties style:font-name-asian="Thorndale AMT1" style:language-asian="zxx" style:country-asian="none"/>
    </style:style>
    <style:style style:name="P12" style:family="paragraph" style:parent-style-name="Standard">
      <style:paragraph-properties fo:text-align="center" style:justify-single-word="false" style:text-autospace="ideograph-alpha" style:writing-mode="lr-tb"/>
      <style:text-properties style:font-name-asian="Thorndale AMT1" style:language-asian="zxx" style:country-asian="none"/>
    </style:style>
    <style:style style:name="P13" style:family="paragraph" style:parent-style-name="Standard">
      <style:paragraph-properties style:text-autospace="ideograph-alpha" style:writing-mode="lr-tb"/>
      <style:text-properties style:font-name-asian="Thorndale AMT1" style:language-asian="zxx" style:country-asian="none"/>
    </style:style>
    <style:style style:name="P14" style:family="paragraph" style:parent-style-name="Standard">
      <style:paragraph-properties style:text-autospace="ideograph-alpha" style:writing-mode="lr-tb"/>
      <style:text-properties style:language-asian="zxx" style:country-asian="none"/>
    </style:style>
    <style:style style:name="P15" style:family="paragraph" style:parent-style-name="Standard">
      <style:paragraph-properties style:text-autospace="ideograph-alpha" style:writing-mode="lr-tb"/>
      <style:text-properties fo:color="#0000ff"/>
    </style:style>
    <style:style style:name="P16" style:family="paragraph" style:parent-style-name="Standard">
      <style:paragraph-properties style:text-autospace="ideograph-alpha" style:writing-mode="lr-tb"/>
      <style:text-properties fo:font-style="italic" fo:font-weight="bold" style:font-style-complex="italic" style:font-weight-complex="bold"/>
    </style:style>
    <style:style style:name="P17" style:family="paragraph" style:parent-style-name="Standard">
      <style:paragraph-properties style:writing-mode="lr-tb"/>
      <style:text-properties fo:font-size="10.5pt" fo:font-weight="bold" style:font-size-asian="10.5pt" style:font-size-complex="10.5pt" style:font-weight-complex="bold"/>
    </style:style>
    <style:style style:name="P18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size-complex="10.5pt" style:font-weight-complex="bold"/>
    </style:style>
    <style:style style:name="P19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size-complex="10.5pt" style:font-weight-complex="bold"/>
    </style:style>
    <style:style style:name="P20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size-complex="10.5pt"/>
    </style:style>
    <style:style style:name="P21" style:family="paragraph" style:parent-style-name="Standard">
      <style:paragraph-properties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style:text-autospace="ideograph-alpha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style:font-size-asian="10.5pt" style:font-size-complex="10.5pt"/>
    </style:style>
    <style:style style:name="P24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style:font-size-asian="10.5pt" style:font-size-complex="10.5pt"/>
    </style:style>
    <style:style style:name="P25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style:text-autospace="ideograph-alpha" style:writing-mode="lr-tb"/>
      <style:text-properties fo:font-size="10.5pt" fo:font-weight="normal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style:writing-mode="lr-tb"/>
      <style:text-properties fo:color="#99284c" fo:font-size="10.5pt" fo:font-weight="bold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style:writing-mode="lr-tb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style:writing-mode="lr-tb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style:text-autospace="ideograph-alpha" style:writing-mode="lr-tb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margin-left="1.905cm" fo:margin-right="0cm" fo:text-indent="-0.635cm" style:auto-text-indent="false" style:writing-mode="lr-tb">
        <style:tab-stops/>
      </style:paragraph-properties>
      <style:text-properties fo:color="#000000"/>
    </style:style>
    <style:style style:name="P33" style:family="paragraph" style:parent-style-name="Standard">
      <style:paragraph-properties fo:margin-left="0.005cm" fo:margin-right="0cm" fo:text-indent="0cm" style:auto-text-indent="false" style:writing-mode="lr-tb"/>
      <style:text-properties style:font-name-asian="Thorndale AMT1" style:language-asian="zxx" style:country-asian="none"/>
    </style:style>
    <style:style style:name="P34" style:family="paragraph" style:parent-style-name="Standard">
      <style:paragraph-properties fo:margin-top="0cm" fo:margin-bottom="0.199cm" style:writing-mode="lr-tb"/>
      <style:text-properties fo:color="#000000" fo:font-weight="bold" style:font-name-asian="TimesNewRoman1" style:language-asian="zxx" style:country-asian="none" style:font-weight-complex="bold"/>
    </style:style>
    <style:style style:name="P35" style:family="paragraph" style:parent-style-name="Standard">
      <style:paragraph-properties fo:margin-top="0cm" fo:margin-bottom="0.199cm" style:writing-mode="lr-tb"/>
      <style:text-properties fo:color="#000000" fo:font-weight="bold" style:font-name-asian="Thorndale AMT1" style:language-asian="zxx" style:country-asian="none" style:font-weight-complex="bold"/>
    </style:style>
    <style:style style:name="P36" style:family="paragraph" style:parent-style-name="Standard">
      <style:paragraph-properties fo:margin-top="0cm" fo:margin-bottom="0.199cm" style:writing-mode="lr-tb"/>
      <style:text-properties fo:color="#000000" fo:language="en" fo:country="GB" fo:font-weight="bold" style:font-name-asian="Thorndale AMT1" style:language-asian="zxx" style:country-asian="none" style:font-weight-complex="bold"/>
    </style:style>
    <style:style style:name="P37" style:family="paragraph" style:parent-style-name="Standard">
      <style:paragraph-properties fo:margin-left="0cm" fo:margin-right="0cm" fo:margin-top="0cm" fo:margin-bottom="0.199cm" fo:text-indent="0cm" style:auto-text-indent="false" style:writing-mode="lr-tb"/>
      <style:text-properties style:font-name-asian="Thorndale AMT1" style:language-asian="zxx" style:country-asian="none"/>
    </style:style>
    <style:style style:name="P38" style:family="paragraph" style:parent-style-name="Standard">
      <style:paragraph-properties fo:margin-left="0cm" fo:margin-right="0cm" fo:margin-top="0cm" fo:margin-bottom="0.199cm" fo:text-indent="0cm" style:auto-text-indent="false" style:writing-mode="lr-tb"/>
      <style:text-properties fo:color="#000000" style:font-name-asian="Thorndale AMT1" style:language-asian="zxx" style:country-asian="none"/>
    </style:style>
    <style:style style:name="P39" style:family="paragraph" style:parent-style-name="Standard">
      <style:paragraph-properties fo:margin-top="0cm" fo:margin-bottom="0.212cm" style:writing-mode="lr-tb"/>
      <style:text-properties style:font-name-asian="Thorndale AMT1" style:language-asian="zxx" style:country-asian="none"/>
    </style:style>
    <style:style style:name="P40" style:family="paragraph" style:parent-style-name="Standard">
      <style:paragraph-properties fo:margin-top="0cm" fo:margin-bottom="0.212cm" style:writing-mode="lr-tb"/>
      <style:text-properties fo:language="en" fo:country="GB" fo:font-weight="bold" style:language-asian="zxx" style:country-asian="none" style:font-weight-complex="bold"/>
    </style:style>
    <style:style style:name="P41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  <style:text-properties fo:color="#000000"/>
    </style:style>
    <style:style style:name="P42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</style:style>
    <style:style style:name="T1" style:family="text">
      <style:text-properties fo:font-weight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complex="bold"/>
    </style:style>
    <style:style style:name="T5" style:family="text">
      <style:text-properties fo:language="en" fo:country="GB" fo:font-weight="bold" style:font-weight-complex="bold"/>
    </style:style>
    <style:style style:name="T6" style:family="text">
      <style:text-properties fo:color="#000000"/>
    </style:style>
    <style:style style:name="T7" style:family="text">
      <style:text-properties style:text-position="-33% 100%"/>
    </style:style>
    <style:style style:name="T8" style:family="text">
      <style:text-properties fo:color="#800000"/>
    </style:style>
    <style:style style:name="T9" style:family="text">
      <style:text-properties fo:color="#800000" style:text-position="-33% 100%"/>
    </style:style>
    <style:style style:name="T10" style:family="text">
      <style:text-properties fo:color="#800000" style:text-position="-33% 100%"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3. Estructura y construcción de la tabla de símbolos<text:span text:style-name="T3"> </text:span></text:p>
      <text:p text:style-name="P6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íneas hasta el fin del programa. Por este motivo hemos utilizado una única tabla de símbolos.</text:p>
      <text:p text:style-name="P9"/>
      <text:p text:style-name="P1">La información que necesitamos almacenar es la siguiente:</text:p>
      <text:p text:style-name="P32">El símbolo que identifica la variable</text:p>
      <text:p text:style-name="P9">Una colección de propiedades asociadas a la variable, como pueden ser el tipo o la dirección de memoria.</text:p>
      <text:p text:style-name="P10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Tabla de Símbolo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3">gedad”</text:p>
          </table:table-cell>
          <table:table-cell table:style-name="Table1.B2" office:value-type="string">
            <text:p text:style-name="P13">&lt;dir:100,tipo:entero&gt;</text:p>
          </table:table-cell>
        </table:table-row>
        <table:table-row table:style-name="Table1.1">
          <table:table-cell table:style-name="Table1.A2" office:value-type="string">
            <text:p text:style-name="P11">gdni”</text:p>
          </table:table-cell>
          <table:table-cell table:style-name="Table1.B2" office:value-type="string">
            <text:p text:style-name="P13">&lt;dir:101,tipo:entero&gt;</text:p>
          </table:table-cell>
        </table:table-row>
        <table:table-row table:style-name="Table1.1">
          <table:table-cell table:style-name="Table1.A2" office:value-type="string">
            <text:p text:style-name="P11">c</text:p>
          </table:table-cell>
          <table:table-cell table:style-name="Table1.B2" office:value-type="string">
            <text:p text:style-name="P14">...</text:p>
          </table:table-cell>
        </table:table-row>
      </table:table>
      <text:p text:style-name="P15"/>
      <text:p text:style-name="P1"/>
      <text:p text:style-name="P8"/>
      <text:p text:style-name="P7">3.1. Estructura de la tabla de símbolos </text:p>
      <text:p text:style-name="P1">Descripción de las operaciones de la tabla de símbolos definiendo la cabecera de dichas operaciones, así como describiendo informalmente su cometido, incluyendo el propósito de cada uno de sus parámetros.</text:p>
      <text:p text:style-name="P1"/>
      <text:p text:style-name="P34">creaTS():TS</text:p>
      <text:p text:style-name="P37"><text:tab/>El resultado es una TS vacía</text:p>
      <text:p text:style-name="P35">inserta(ts:TS, id:String, ps: Propiedades):TS</text:p>
      <text:p text:style-name="P37"><text:tab/>El resultado es la TS resultante de añadir id y sus propiedades ps a ts</text:p>
      <text:p text:style-name="P36">existe(ts: TS, id:String):Boolean</text:p>
      <text:p text:style-name="P38"><text:tab/>El resultado es true si id aparece en ts, false en caso contrario</text:p>
      <text:p text:style-name="P36">getDir(ts:TS id:String):Natural</text:p>
      <text:p text:style-name="P39"><text:span text:style-name="T5"><text:tab/></text:span>El valor de la propiedad “direccion” del atributo</text:p>
      <text:p text:style-name="P40">getTipo(ts:TS id:String):Tipo</text:p>
      <text:p text:style-name="P39"><text:span text:style-name="T5"><text:tab/></text:span>Devuelve el valor de la propiedad “tipo” del atributo.</text:p>
      <text:p text:style-name="P15"/>
      <text:p text:style-name="P8"/>
      <text:p text:style-name="P7">3.2. Construcción de la tabla de símbolos </text:p>
      <text:p text:style-name="P1"><text:tab/>Formalización de la construcción de la tabla de símbolos mediante una gramática de atributos.</text:p>
      <text:p text:style-name="P8"/>
      <text:p text:style-name="P9"><text:span text:style-name="T1">3.2.1 Funciones semánticas</text:span><text:span text:style-name="T4"> </text:span></text:p>
      <text:p text:style-name="P16"/>
      <text:p text:style-name="P8">3.2.2 Atributos semánticos </text:p>
      <text:p text:style-name="P1"><text:tab/>Para cada categoría sintáctica relevante en este procesamiento enumeramos sus atributos <text:soft-page-break/>semánticos, indicando si son heredados o sintetizados, y describiendo informalmente su propósito.</text:p>
      <text:p text:style-name="P1">Categoría Programa:</text:p>
      <text:p text:style-name="P41"><text:tab/>ts: sintetizado. Representa la tabla de símbolos del programa.</text:p>
      <text:p text:style-name="P6">Categoría Declaraciones:</text:p>
      <text:p text:style-name="P41"><text:tab/>ts: sintetizado. Representa la tabla de símbolos del programa conforme se va construyendo.</text:p>
      <text:p text:style-name="P6">Categoría Declaración:</text:p>
      <text:p text:style-name="P41"><text:tab/>tipo: sintetizado. Indica <text:s/>el tipo con el que se declara la variable.</text:p>
      <text:p text:style-name="P42"><text:span text:style-name="T6"><text:tab/></text:span>id: sintetizado. Indica el id de la entrada de la tabla de símbolos.</text:p>
      <text:p text:style-name="P8"/>
      <text:p text:style-name="P7">3.2.3 Gramática de atributos </text:p>
      <text:p text:style-name="P1">Gramática de atributos que formaliza la construcción de la tabla de símbolos.</text:p>
      <text:p text:style-name="P1"/>
      <text:p text:style-name="P22">Programa → Declaraciones &amp; Instrucciones</text:p>
      <text:p text:style-name="P27"><text:tab/><text:span text:style-name="T8">Programa.ts = Declaraciones.ts</text:span></text:p>
      <text:p text:style-name="P21">Declaraciones → Declaración ; Declaraciones</text:p>
      <text:p text:style-name="P26"><text:s text:c="9"/><text:span text:style-name="T8">Declaraciones</text:span><text:span text:style-name="T9">o</text:span><text:span text:style-name="T8">.ts = inserta(Declaraciones</text:span><text:span text:style-name="T9">1</text:span><text:span text:style-name="T8">.ts, Declaracion.id, Declaracion.props)</text:span></text:p>
      <text:p text:style-name="P21">Declaraciones → Declaración</text:p>
      <text:p text:style-name="P30"><text:tab/>Declaraciones<text:span text:style-name="T7">o</text:span>.ts = inserta(creaTS(),Declaracion.id, Declaracion.props)</text:p>
      <text:p text:style-name="P28">Declaracion → DeclaracionTipo</text:p>
      <text:p text:style-name="P29"><text:tab/>Declaracion.id = DeclaracionTipo.id</text:p>
      <text:p text:style-name="P29"><text:tab/>Declaracion.props = &lt;clase:tipo, tipo:DecTipo.tipo&gt;</text:p>
      <text:p text:style-name="P28">Declaracion → DeclaracionVariable</text:p>
      <text:p text:style-name="P29"><text:tab/>Declaracion.id = DeclaracionVariable.id</text:p>
      <text:p text:style-name="P29"><text:tab/>Declaracion.props = &lt;clase:var, tipo: DecVariable.tipo&gt;</text:p>
      <text:p text:style-name="P28">DeclaracionTipo → tipo id = Tipo</text:p>
      <text:p text:style-name="P29"><text:tab/>DeclaracionTipo.id = id.lex</text:p>
      <text:p text:style-name="P29"><text:tab/>DeclaracionTipo.tipo = Tipo.tipo</text:p>
      <text:p text:style-name="P28">DeclaraciónVarible → id : Tipo</text:p>
      <text:p text:style-name="P29"><text:tab/>DeclaracionVariable.id = id.lex</text:p>
      <text:p text:style-name="P29"><text:tab/>DeclaracionVariable.tipo = Tipo.tipo</text:p>
      <text:p text:style-name="P29"/>
      <text:p text:style-name="P2">Tipo → Boolean</text:p>
      <text:p text:style-name="P31"><text:tab/>Tipo.tipo = &lt;t:bool&gt;</text:p>
      <text:p text:style-name="P21">Tipo → character</text:p>
      <text:p text:style-name="P30"><text:tab/>Tipo.tipo = &lt;t:char&gt;</text:p>
      <text:p text:style-name="P21">Tipo → Float</text:p>
      <text:p text:style-name="P30"><text:tab/>Tipo.tipo = &lt;t:float&gt;</text:p>
      <text:p text:style-name="P21">Tipo → Natural</text:p>
      <text:p text:style-name="P30"><text:tab/>Tipo.tipo = &lt;t:nat&gt;</text:p>
      <text:p text:style-name="P28">Tipo → array [num] of Tipo</text:p>
      <text:p text:style-name="P28"><text:tab/><text:span text:style-name="T2">Tipo</text:span><text:span text:style-name="T10">o</text:span><text:span text:style-name="T2">.tipo = &lt;t:array, nelems:valorDe(num.lex), tbase:Tipo</text:span><text:span text:style-name="T10">1</text:span><text:span text:style-name="T2">.tipo&gt;</text:span></text:p>
      <text:p text:style-name="P28">Tipo → reg Campos <text:s/>freg</text:p>
      <text:p text:style-name="P28"><text:tab/><text:span text:style-name="T2">Tipo.tipo = &lt;t:reg, campos:Campos.campos&gt;</text:span></text:p>
      <text:p text:style-name="P28">Tipo → ^Tipo</text:p>
      <text:p text:style-name="P28"><text:tab/><text:span text:style-name="T2">Tipo</text:span><text:span text:style-name="T10">o</text:span><text:span text:style-name="T2">.tipo = &lt;t:puntero, tbase:Tipo</text:span><text:span text:style-name="T10">1</text:span><text:span text:style-name="T2">.tipo&gt;</text:span></text:p>
      <text:p text:style-name="P28"><text:span text:style-name="T2"/></text:p>
      <text:p text:style-name="P28">Campos → Campos ';' Campo</text:p>
      <text:p text:style-name="P28"><text:tab/><text:span text:style-name="T2">Campos.campos = Campos.campos ++ Campo.campo</text:span></text:p>
      <text:p text:style-name="P28">Campos → Campo</text:p>
      <text:p text:style-name="P28"><text:tab/><text:span text:style-name="T2">Campos.campos = [Campo.campo]</text:span></text:p>
      <text:p text:style-name="P28">Campo → id : Tipo</text:p>
      <text:p text:style-name="P28"><text:tab/><text:span text:style-name="T2">Campo.campo = &lt;id:id.lex, tipo :Tipo.tipo&gt;</text:span></text:p>
      <text:p text:style-name="P17"><text:soft-page-break/></text:p>
      <text:p text:style-name="P19">Programa → Declaraciones &amp; Instrucciones</text:p>
      <text:p text:style-name="P24"><text:span text:style-name="T1"><text:s text:c="9"/></text:span>Programa.ts = Declaraciones.ts</text:p>
      <text:p text:style-name="P18">Declaraciones → Declaracion ; Declaraciones</text:p>
      <text:p text:style-name="P24"><text:s text:c="9"/>Declaraciones0.ts = inserta(Declaraciones1.ts, Declaracion.id, &lt;tipo:Declaracion.tipo&gt;)</text:p>
      <text:p text:style-name="P19">Declaraciones → Declaracion</text:p>
      <text:p text:style-name="P25"><text:s text:c="9"/>Declaraciones.ts = inserta(creaTS(), Declaracion.id, &lt;tipo:Declaracion.tipo&gt;)</text:p>
      <text:p text:style-name="P20">Declaracion → id : Tipo</text:p>
      <text:p text:style-name="P24"><text:s text:c="9"/>Declaracion.id = id.lex</text:p>
      <text:p text:style-name="P23"><text:s text:c="9"/>Declaracion.tipo = Tipo.tipo</text:p>
      <text:p text:style-name="P3">Tipo → Boolean</text:p>
      <text:p text:style-name="P4"><text:s text:c="9"/>Tipo.tipo = boolean</text:p>
      <text:p text:style-name="P3">Tipo → character</text:p>
      <text:p text:style-name="P4"><text:s text:c="9"/>Tipo.tipo = character</text:p>
      <text:p text:style-name="P3">Tipo → Float</text:p>
      <text:p text:style-name="P4"><text:s text:c="9"/>Tipo.tipo = float</text:p>
      <text:p text:style-name="P3">Tipo → Natural</text:p>
      <text:p text:style-name="P5"><text:s text:c="9"/>Tipo.tipo = natu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horndale AMT" svg:font-family="'Thorndale AMT'"/>
    <style:font-face style:name="Thorndale AMT1" svg:font-family="'Thorndale AMT', 'Times New Roman'"/>
    <style:font-face style:name="Times New Roman1" svg:font-family="'Times New Roman'"/>
    <style:font-face style:name="TimesNewRoman" svg:font-family="TimesNewRoman" style:font-family-generic="roman"/>
    <style:font-face style:name="TimesNewRoman1" svg:font-family="TimesNewRoman, 'MS Mincho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9T15:29:13</meta:creation-date>
    <dc:date>2010-03-07T15:14:07</dc:date>
    <dc:creator>ruben </dc:creator>
    <meta:editing-duration>PT00H40M58S</meta:editing-duration>
    <meta:editing-cycles>5</meta:editing-cycles>
    <meta:generator>OpenOffice.org/3.1$Linux OpenOffice.org_project/310m19$Build-9420</meta:generator>
    <meta:document-statistic meta:table-count="1" meta:image-count="0" meta:object-count="0" meta:page-count="3" meta:paragraph-count="93" meta:word-count="544" meta:character-count="4059"/>
  </office:meta>
</office:document-meta>
</file>